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rsid="0018a433" officeooo:paragraph-rsid="0018a433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rsid="0018c99c" officeooo:paragraph-rsid="0018c99c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rsid="001aaabe" officeooo:paragraph-rsid="001aaabe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rsid="001b0205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rsid="001b0205" officeooo:paragraph-rsid="001b0205" style:font-size-asian="11pt" style:font-size-complex="11pt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T1" style:family="text">
      <style:text-properties officeooo:rsid="0018a433"/>
    </style:style>
    <style:style style:name="T2" style:family="text">
      <style:text-properties officeooo:rsid="0018c99c"/>
    </style:style>
    <style:style style:name="T3" style:family="text">
      <style:text-properties officeooo:rsid="001aaabe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ta-se de execução penal em desfavor do apenado acima nominado, em que a Defesa pugnou pela retificação da GEP para fazer constar o cômputo em dobro do tempo que o apenado cumpriu pena no Complexo de Curado (evento 112).</text:p>
      <text:p text:style-name="P7">Instado a se manifestar, o Ministério Público solicitou diligências o sentido de verificar o tempo que ao penado permaneceu no Complexo Prisional de Curado (evento 115).</text:p>
      <text:p text:style-name="P7">Relatados.</text:p>
      <text:p text:style-name="P7">Inicialmente, verifico que a resolução de 28 de novembro de 2018 da Corte Interamericana de Direitos Humanos, que determinou o computo em dobro do tempo de cumprimento da pena na unidade prisional do Complexo do Curado, em seu item 131, aduz que se impõe um tratamento diferente para o caso de presos que cometeram crimes com violência.</text:p>
      <text:p text:style-name="P7">No caso em tela, verifico que das quatro condenações aqui executadas, duas delas são por crime cometido com violência ou grave ameaça à pessoa.</text:p>
      <text:p text:style-name="P7">Nesses casos, conforme se infere do item 132 e 133, o cômputo da pena fica condicionada a exames criminológicos, realizados naquele Complexo, por três peritos, que verifiquem os indicadores de agressividade da pessoa.</text:p>
      <text:p text:style-name="P7">Adiante, na parte final item 6 e 7, a resolução estabelece o prazo de seis meses para que se compute em dobro o tempo de pena para os apenados que <text:span text:style-name="T4">não</text:span> sejam acusados ou condenados por crimes cometidos com violência e, mais uma vez, aduz que o computo dos dias dos apenados condenados por crimes cometidos com violência é condicionado ao resultado da perícia, a ser providenciada por aquele Complexo Penitenciário e pelo Estado no prazo de quatro meses.</text:p>
      <text:p text:style-name="P7">Dito isso, em análise dos documentos que instruem o pedido, encontra-se ausente qualquer exame criminológico do apenado.</text:p>
      <text:p text:style-name="P7">Anoto ainda que os outros dois delitos do apenado tratam de crime de natureza hedionda, no caso, tráfico de drogas. </text:p>
      <text:p text:style-name="P7">Ante o exposto, em razão de não preencher os requisitos objetivos da resolução, indefiro o pedido de cômputo em dobro.</text:p>
      <text:p text:style-name="P7">P.R.I. Ciência ao MP.</text:p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0:11:39.721000000</meta:creation-date>
    <dc:date>2022-03-15T11:38:07.553000000</dc:date>
    <meta:editing-duration>PT4M35S</meta:editing-duration>
    <meta:editing-cycles>1</meta:editing-cycles>
    <meta:document-statistic meta:table-count="0" meta:image-count="0" meta:object-count="0" meta:page-count="1" meta:paragraph-count="11" meta:word-count="320" meta:character-count="1924" meta:non-whitespace-character-count="1614"/>
    <meta:generator>LibreOffice/5.3.1.2$Windows_X86_64 LibreOffice_project/e80a0e0fd1875e1696614d24c32df0f95f03deb2</meta:generator>
  </office:meta>
</office:document-meta>
</file>